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tal_area_check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ints_0</text:p>
          </table:table-cell>
          <table:table-cell office:value-type="string" calcext:value-type="string">
            <text:p>Points_1</text:p>
          </table:table-cell>
          <table:table-cell office:value-type="string" calcext:value-type="string">
            <text:p>Points_2</text:p>
          </table:table-cell>
          <table:table-cell office:value-type="string" calcext:value-type="string">
            <text:p>Points_Magnitude</text:p>
          </table:table-cell>
          <table:table-cell office:value-type="string" calcext:value-type="string">
            <text:p>section_area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Point ID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97465" calcext:value-type="float">
            <text:p>-1.97465</text:p>
          </table:table-cell>
          <table:table-cell office:value-type="float" office:value="-4.76722" calcext:value-type="float">
            <text:p>-4.76722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86674" calcext:value-type="float">
            <text:p>-2.86674</text:p>
          </table:table-cell>
          <table:table-cell office:value-type="float" office:value="-4.29038" calcext:value-type="float">
            <text:p>-4.29038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97465" calcext:value-type="float">
            <text:p>1.97465</text:p>
          </table:table-cell>
          <table:table-cell office:value-type="float" office:value="4.76722" calcext:value-type="float">
            <text:p>4.76722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-5.06085" calcext:value-type="float">
            <text:p>-5.0608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7.78765E-016" calcext:value-type="float">
            <text:p>7.78765E-16</text:p>
          </table:table-cell>
          <table:table-cell office:value-type="float" office:value="-5.16" calcext:value-type="float">
            <text:p>-5.16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00667" calcext:value-type="float">
            <text:p>-1.00667</text:p>
          </table:table-cell>
          <table:table-cell office:value-type="float" office:value="-5.06085" calcext:value-type="float">
            <text:p>-5.0608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86674" calcext:value-type="float">
            <text:p>-2.86674</text:p>
          </table:table-cell>
          <table:table-cell office:value-type="float" office:value="4.29038" calcext:value-type="float">
            <text:p>4.29038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97465" calcext:value-type="float">
            <text:p>-1.97465</text:p>
          </table:table-cell>
          <table:table-cell office:value-type="float" office:value="4.76722" calcext:value-type="float">
            <text:p>4.76722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97465" calcext:value-type="float">
            <text:p>1.97465</text:p>
          </table:table-cell>
          <table:table-cell office:value-type="float" office:value="-4.76722" calcext:value-type="float">
            <text:p>-4.76722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-3.64867" calcext:value-type="float">
            <text:p>-3.648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86674" calcext:value-type="float">
            <text:p>2.86674</text:p>
          </table:table-cell>
          <table:table-cell office:value-type="float" office:value="4.29038" calcext:value-type="float">
            <text:p>4.29038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86674" calcext:value-type="float">
            <text:p>2.86674</text:p>
          </table:table-cell>
          <table:table-cell office:value-type="float" office:value="-4.29038" calcext:value-type="float">
            <text:p>-4.29038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5.06085" calcext:value-type="float">
            <text:p>5.0608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29038" calcext:value-type="float">
            <text:p>-4.29038</text:p>
          </table:table-cell>
          <table:table-cell office:value-type="float" office:value="-2.86674" calcext:value-type="float">
            <text:p>-2.86674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44906E-016" calcext:value-type="float">
            <text:p>-2.44906E-16</text:p>
          </table:table-cell>
          <table:table-cell office:value-type="float" office:value="5.16" calcext:value-type="float">
            <text:p>5.16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3.64867" calcext:value-type="float">
            <text:p>-3.64867</text:p>
          </table:table-cell>
          <table:table-cell office:value-type="float" office:value="3.64867" calcext:value-type="float">
            <text:p>3.648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00667" calcext:value-type="float">
            <text:p>-1.00667</text:p>
          </table:table-cell>
          <table:table-cell office:value-type="float" office:value="5.06085" calcext:value-type="float">
            <text:p>5.0608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29038" calcext:value-type="float">
            <text:p>4.29038</text:p>
          </table:table-cell>
          <table:table-cell office:value-type="float" office:value="2.86674" calcext:value-type="float">
            <text:p>2.86674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5.16" calcext:value-type="float">
            <text:p>-5.16</text:p>
          </table:table-cell>
          <table:table-cell office:value-type="float" office:value="1.80647E-015" calcext:value-type="float">
            <text:p>1.80647E-1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3.64867" calcext:value-type="float">
            <text:p>3.648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76722" calcext:value-type="float">
            <text:p>-4.76722</text:p>
          </table:table-cell>
          <table:table-cell office:value-type="float" office:value="-1.97465" calcext:value-type="float">
            <text:p>-1.9746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5.06085" calcext:value-type="float">
            <text:p>-5.06085</text:p>
          </table:table-cell>
          <table:table-cell office:value-type="float" office:value="-1.00667" calcext:value-type="float">
            <text:p>-1.006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29038" calcext:value-type="float">
            <text:p>4.29038</text:p>
          </table:table-cell>
          <table:table-cell office:value-type="float" office:value="-2.86674" calcext:value-type="float">
            <text:p>-2.86674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.64867" calcext:value-type="float">
            <text:p>3.64867</text:p>
          </table:table-cell>
          <table:table-cell office:value-type="float" office:value="-3.64867" calcext:value-type="float">
            <text:p>-3.648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5.06085" calcext:value-type="float">
            <text:p>-5.06085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29038" calcext:value-type="float">
            <text:p>-4.29038</text:p>
          </table:table-cell>
          <table:table-cell office:value-type="float" office:value="2.86674" calcext:value-type="float">
            <text:p>2.86674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.06085" calcext:value-type="float">
            <text:p>5.06085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76722" calcext:value-type="float">
            <text:p>4.76722</text:p>
          </table:table-cell>
          <table:table-cell office:value-type="float" office:value="-1.97465" calcext:value-type="float">
            <text:p>-1.9746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76722" calcext:value-type="float">
            <text:p>4.76722</text:p>
          </table:table-cell>
          <table:table-cell office:value-type="float" office:value="1.97465" calcext:value-type="float">
            <text:p>1.9746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76722" calcext:value-type="float">
            <text:p>-4.76722</text:p>
          </table:table-cell>
          <table:table-cell office:value-type="float" office:value="1.97465" calcext:value-type="float">
            <text:p>1.9746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.16" calcext:value-type="float">
            <text:p>5.16</text:p>
          </table:table-cell>
          <table:table-cell office:value-type="float" office:value="2.23732E-015" calcext:value-type="float">
            <text:p>2.23732E-15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88" calcext:value-type="float">
            <text:p>828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.06085" calcext:value-type="float">
            <text:p>5.06085</text:p>
          </table:table-cell>
          <table:table-cell office:value-type="float" office:value="-1.00667" calcext:value-type="float">
            <text:p>-1.00667</text:p>
          </table:table-cell>
          <table:table-cell office:value-type="float" office:value="64.6064" calcext:value-type="float">
            <text:p>64.6064</text:p>
          </table:table-cell>
          <table:table-cell office:value-type="float" office:value="0.201333" calcext:value-type="float">
            <text:p>0.201333</text:p>
          </table:table-cell>
          <table:table-cell office:value-type="float" office:value="2" calcext:value-type="float">
            <text:p>2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96" calcext:value-type="float">
            <text:p>-4.96</text:p>
          </table:table-cell>
          <table:table-cell office:value-type="float" office:value="2.20625E-015" calcext:value-type="float">
            <text:p>2.20625E-15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58244" calcext:value-type="float">
            <text:p>4.58244</text:p>
          </table:table-cell>
          <table:table-cell office:value-type="float" office:value="-1.89811" calcext:value-type="float">
            <text:p>-1.89811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98" calcext:value-type="float">
            <text:p>829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8647" calcext:value-type="float">
            <text:p>-4.8647</text:p>
          </table:table-cell>
          <table:table-cell office:value-type="float" office:value="0.967648" calcext:value-type="float">
            <text:p>0.967648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96" calcext:value-type="float">
            <text:p>4.96</text:p>
          </table:table-cell>
          <table:table-cell office:value-type="float" office:value="1.81304E-015" calcext:value-type="float">
            <text:p>1.81304E-15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8647" calcext:value-type="float">
            <text:p>4.8647</text:p>
          </table:table-cell>
          <table:table-cell office:value-type="float" office:value="-0.967648" calcext:value-type="float">
            <text:p>-0.967648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94" calcext:value-type="float">
            <text:p>829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12409" calcext:value-type="float">
            <text:p>4.12409</text:p>
          </table:table-cell>
          <table:table-cell office:value-type="float" office:value="-2.75563" calcext:value-type="float">
            <text:p>-2.75563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12409" calcext:value-type="float">
            <text:p>-4.12409</text:p>
          </table:table-cell>
          <table:table-cell office:value-type="float" office:value="-2.75563" calcext:value-type="float">
            <text:p>-2.75563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8647" calcext:value-type="float">
            <text:p>-4.8647</text:p>
          </table:table-cell>
          <table:table-cell office:value-type="float" office:value="-0.967648" calcext:value-type="float">
            <text:p>-0.967648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58244" calcext:value-type="float">
            <text:p>-4.58244</text:p>
          </table:table-cell>
          <table:table-cell office:value-type="float" office:value="1.89811" calcext:value-type="float">
            <text:p>1.89811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12409" calcext:value-type="float">
            <text:p>4.12409</text:p>
          </table:table-cell>
          <table:table-cell office:value-type="float" office:value="2.75563" calcext:value-type="float">
            <text:p>2.75563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8647" calcext:value-type="float">
            <text:p>4.8647</text:p>
          </table:table-cell>
          <table:table-cell office:value-type="float" office:value="0.967648" calcext:value-type="float">
            <text:p>0.967648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.50725" calcext:value-type="float">
            <text:p>3.50725</text:p>
          </table:table-cell>
          <table:table-cell office:value-type="float" office:value="-3.50725" calcext:value-type="float">
            <text:p>-3.50725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12409" calcext:value-type="float">
            <text:p>-4.12409</text:p>
          </table:table-cell>
          <table:table-cell office:value-type="float" office:value="2.75563" calcext:value-type="float">
            <text:p>2.75563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58244" calcext:value-type="float">
            <text:p>4.58244</text:p>
          </table:table-cell>
          <table:table-cell office:value-type="float" office:value="1.89811" calcext:value-type="float">
            <text:p>1.89811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82" calcext:value-type="float">
            <text:p>828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-3.50725" calcext:value-type="float">
            <text:p>-3.50725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58244" calcext:value-type="float">
            <text:p>-4.58244</text:p>
          </table:table-cell>
          <table:table-cell office:value-type="float" office:value="-1.89811" calcext:value-type="float">
            <text:p>-1.89811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75563" calcext:value-type="float">
            <text:p>2.75563</text:p>
          </table:table-cell>
          <table:table-cell office:value-type="float" office:value="-4.12409" calcext:value-type="float">
            <text:p>-4.12409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967648" calcext:value-type="float">
            <text:p>0.967648</text:p>
          </table:table-cell>
          <table:table-cell office:value-type="float" office:value="-4.8647" calcext:value-type="float">
            <text:p>-4.8647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318" calcext:value-type="float">
            <text:p>831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3.50725" calcext:value-type="float">
            <text:p>-3.50725</text:p>
          </table:table-cell>
          <table:table-cell office:value-type="float" office:value="3.50725" calcext:value-type="float">
            <text:p>3.50725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89811" calcext:value-type="float">
            <text:p>1.89811</text:p>
          </table:table-cell>
          <table:table-cell office:value-type="float" office:value="-4.58244" calcext:value-type="float">
            <text:p>-4.58244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7.63642E-016" calcext:value-type="float">
            <text:p>7.63642E-16</text:p>
          </table:table-cell>
          <table:table-cell office:value-type="float" office:value="-4.96" calcext:value-type="float">
            <text:p>-4.96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3.50725" calcext:value-type="float">
            <text:p>3.50725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0.967648" calcext:value-type="float">
            <text:p>-0.967648</text:p>
          </table:table-cell>
          <table:table-cell office:value-type="float" office:value="-4.8647" calcext:value-type="float">
            <text:p>-4.8647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83332E-016" calcext:value-type="float">
            <text:p>1.83332E-16</text:p>
          </table:table-cell>
          <table:table-cell office:value-type="float" office:value="4.96" calcext:value-type="float">
            <text:p>4.96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89811" calcext:value-type="float">
            <text:p>1.89811</text:p>
          </table:table-cell>
          <table:table-cell office:value-type="float" office:value="4.58244" calcext:value-type="float">
            <text:p>4.58244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75563" calcext:value-type="float">
            <text:p>-2.75563</text:p>
          </table:table-cell>
          <table:table-cell office:value-type="float" office:value="-4.12409" calcext:value-type="float">
            <text:p>-4.12409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06" calcext:value-type="float">
            <text:p>820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89811" calcext:value-type="float">
            <text:p>-1.89811</text:p>
          </table:table-cell>
          <table:table-cell office:value-type="float" office:value="-4.58244" calcext:value-type="float">
            <text:p>-4.58244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967648" calcext:value-type="float">
            <text:p>0.967648</text:p>
          </table:table-cell>
          <table:table-cell office:value-type="float" office:value="4.8647" calcext:value-type="float">
            <text:p>4.8647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75563" calcext:value-type="float">
            <text:p>-2.75563</text:p>
          </table:table-cell>
          <table:table-cell office:value-type="float" office:value="4.12409" calcext:value-type="float">
            <text:p>4.12409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46" calcext:value-type="float">
            <text:p>824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0.967648" calcext:value-type="float">
            <text:p>-0.967648</text:p>
          </table:table-cell>
          <table:table-cell office:value-type="float" office:value="4.8647" calcext:value-type="float">
            <text:p>4.8647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54" calcext:value-type="float">
            <text:p>825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75563" calcext:value-type="float">
            <text:p>2.75563</text:p>
          </table:table-cell>
          <table:table-cell office:value-type="float" office:value="4.12409" calcext:value-type="float">
            <text:p>4.12409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89811" calcext:value-type="float">
            <text:p>-1.89811</text:p>
          </table:table-cell>
          <table:table-cell office:value-type="float" office:value="4.58244" calcext:value-type="float">
            <text:p>4.58244</text:p>
          </table:table-cell>
          <table:table-cell office:value-type="float" office:value="64.5907" calcext:value-type="float">
            <text:p>64.5907</text:p>
          </table:table-cell>
          <table:table-cell office:value-type="float" office:value="0.19353" calcext:value-type="float">
            <text:p>0.19353</text:p>
          </table:table-cell>
          <table:table-cell office:value-type="float" office:value="2" calcext:value-type="float">
            <text:p>2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05118" calcext:value-type="float">
            <text:p>-2.05118</text:p>
          </table:table-cell>
          <table:table-cell office:value-type="float" office:value="-4.95199" calcext:value-type="float">
            <text:p>-4.9519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97786" calcext:value-type="float">
            <text:p>-2.97786</text:p>
          </table:table-cell>
          <table:table-cell office:value-type="float" office:value="4.45668" calcext:value-type="float">
            <text:p>4.456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05118" calcext:value-type="float">
            <text:p>2.05118</text:p>
          </table:table-cell>
          <table:table-cell office:value-type="float" office:value="4.95199" calcext:value-type="float">
            <text:p>4.9519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97786" calcext:value-type="float">
            <text:p>-2.97786</text:p>
          </table:table-cell>
          <table:table-cell office:value-type="float" office:value="-4.45668" calcext:value-type="float">
            <text:p>-4.456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04568" calcext:value-type="float">
            <text:p>1.04568</text:p>
          </table:table-cell>
          <table:table-cell office:value-type="float" office:value="5.25701" calcext:value-type="float">
            <text:p>5.25701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05118" calcext:value-type="float">
            <text:p>-2.05118</text:p>
          </table:table-cell>
          <table:table-cell office:value-type="float" office:value="4.95199" calcext:value-type="float">
            <text:p>4.9519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3.79009" calcext:value-type="float">
            <text:p>-3.79009</text:p>
          </table:table-cell>
          <table:table-cell office:value-type="float" office:value="3.79009" calcext:value-type="float">
            <text:p>3.7900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04568" calcext:value-type="float">
            <text:p>-1.04568</text:p>
          </table:table-cell>
          <table:table-cell office:value-type="float" office:value="-5.25701" calcext:value-type="float">
            <text:p>-5.25701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04568" calcext:value-type="float">
            <text:p>1.04568</text:p>
          </table:table-cell>
          <table:table-cell office:value-type="float" office:value="-5.25701" calcext:value-type="float">
            <text:p>-5.25701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317" calcext:value-type="float">
            <text:p>831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-3.79009" calcext:value-type="float">
            <text:p>-3.7900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05118" calcext:value-type="float">
            <text:p>2.05118</text:p>
          </table:table-cell>
          <table:table-cell office:value-type="float" office:value="-4.95199" calcext:value-type="float">
            <text:p>-4.9519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313" calcext:value-type="float">
            <text:p>831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97786" calcext:value-type="float">
            <text:p>2.97786</text:p>
          </table:table-cell>
          <table:table-cell office:value-type="float" office:value="4.45668" calcext:value-type="float">
            <text:p>4.456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float" office:value="-5.36" calcext:value-type="float">
            <text:p>-5.36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97786" calcext:value-type="float">
            <text:p>2.97786</text:p>
          </table:table-cell>
          <table:table-cell office:value-type="float" office:value="-4.45668" calcext:value-type="float">
            <text:p>-4.456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6.56411E-016" calcext:value-type="float">
            <text:p>6.56411E-16</text:p>
          </table:table-cell>
          <table:table-cell office:value-type="float" office:value="5.36" calcext:value-type="float">
            <text:p>5.36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95199" calcext:value-type="float">
            <text:p>-4.95199</text:p>
          </table:table-cell>
          <table:table-cell office:value-type="float" office:value="-2.05118" calcext:value-type="float">
            <text:p>-2.0511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04568" calcext:value-type="float">
            <text:p>-1.04568</text:p>
          </table:table-cell>
          <table:table-cell office:value-type="float" office:value="5.25701" calcext:value-type="float">
            <text:p>5.25701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45668" calcext:value-type="float">
            <text:p>-4.45668</text:p>
          </table:table-cell>
          <table:table-cell office:value-type="float" office:value="-2.97786" calcext:value-type="float">
            <text:p>-2.97786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45668" calcext:value-type="float">
            <text:p>-4.45668</text:p>
          </table:table-cell>
          <table:table-cell office:value-type="float" office:value="2.97786" calcext:value-type="float">
            <text:p>2.97786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3.79009" calcext:value-type="float">
            <text:p>3.7900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73" calcext:value-type="float">
            <text:p>827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5.25701" calcext:value-type="float">
            <text:p>-5.25701</text:p>
          </table:table-cell>
          <table:table-cell office:value-type="float" office:value="-1.04568" calcext:value-type="float">
            <text:p>-1.045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.25701" calcext:value-type="float">
            <text:p>5.25701</text:p>
          </table:table-cell>
          <table:table-cell office:value-type="float" office:value="1.04568" calcext:value-type="float">
            <text:p>1.045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45668" calcext:value-type="float">
            <text:p>4.45668</text:p>
          </table:table-cell>
          <table:table-cell office:value-type="float" office:value="2.97786" calcext:value-type="float">
            <text:p>2.97786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45668" calcext:value-type="float">
            <text:p>4.45668</text:p>
          </table:table-cell>
          <table:table-cell office:value-type="float" office:value="-2.97786" calcext:value-type="float">
            <text:p>-2.97786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.79009" calcext:value-type="float">
            <text:p>3.79009</text:p>
          </table:table-cell>
          <table:table-cell office:value-type="float" office:value="-3.79009" calcext:value-type="float">
            <text:p>-3.79009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95199" calcext:value-type="float">
            <text:p>4.95199</text:p>
          </table:table-cell>
          <table:table-cell office:value-type="float" office:value="2.05118" calcext:value-type="float">
            <text:p>2.0511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.36" calcext:value-type="float">
            <text:p>5.36</text:p>
          </table:table-cell>
          <table:table-cell office:value-type="float" office:value="1.64348E-015" calcext:value-type="float">
            <text:p>1.64348E-15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89" calcext:value-type="float">
            <text:p>828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5.36" calcext:value-type="float">
            <text:p>-5.36</text:p>
          </table:table-cell>
          <table:table-cell office:value-type="float" office:value="2.9563E-015" calcext:value-type="float">
            <text:p>2.9563E-15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95199" calcext:value-type="float">
            <text:p>4.95199</text:p>
          </table:table-cell>
          <table:table-cell office:value-type="float" office:value="-2.05118" calcext:value-type="float">
            <text:p>-2.0511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97" calcext:value-type="float">
            <text:p>829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5.25701" calcext:value-type="float">
            <text:p>-5.25701</text:p>
          </table:table-cell>
          <table:table-cell office:value-type="float" office:value="1.04568" calcext:value-type="float">
            <text:p>1.045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.25701" calcext:value-type="float">
            <text:p>5.25701</text:p>
          </table:table-cell>
          <table:table-cell office:value-type="float" office:value="-1.04568" calcext:value-type="float">
            <text:p>-1.0456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93" calcext:value-type="float">
            <text:p>829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95199" calcext:value-type="float">
            <text:p>-4.95199</text:p>
          </table:table-cell>
          <table:table-cell office:value-type="float" office:value="2.05118" calcext:value-type="float">
            <text:p>2.05118</text:p>
          </table:table-cell>
          <table:table-cell office:value-type="float" office:value="64.6227" calcext:value-type="float">
            <text:p>64.622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2" calcext:value-type="float">
            <text:p>2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76" calcext:value-type="float">
            <text:p>4.76</text:p>
          </table:table-cell>
          <table:table-cell office:value-type="float" office:value="2.84608E-015" calcext:value-type="float">
            <text:p>2.84608E-15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66854" calcext:value-type="float">
            <text:p>4.66854</text:p>
          </table:table-cell>
          <table:table-cell office:value-type="float" office:value="-0.92863" calcext:value-type="float">
            <text:p>-0.9286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66854" calcext:value-type="float">
            <text:p>4.66854</text:p>
          </table:table-cell>
          <table:table-cell office:value-type="float" office:value="0.92863" calcext:value-type="float">
            <text:p>0.9286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39767" calcext:value-type="float">
            <text:p>4.39767</text:p>
          </table:table-cell>
          <table:table-cell office:value-type="float" office:value="-1.82157" calcext:value-type="float">
            <text:p>-1.8215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.9578" calcext:value-type="float">
            <text:p>3.9578</text:p>
          </table:table-cell>
          <table:table-cell office:value-type="float" office:value="-2.64451" calcext:value-type="float">
            <text:p>-2.64451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303" calcext:value-type="float">
            <text:p>830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76" calcext:value-type="float">
            <text:p>-4.76</text:p>
          </table:table-cell>
          <table:table-cell office:value-type="float" office:value="1.68022E-015" calcext:value-type="float">
            <text:p>1.68022E-15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66854" calcext:value-type="float">
            <text:p>-4.66854</text:p>
          </table:table-cell>
          <table:table-cell office:value-type="float" office:value="-0.92863" calcext:value-type="float">
            <text:p>-0.9286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3.36583" calcext:value-type="float">
            <text:p>-3.36583</text:p>
          </table:table-cell>
          <table:table-cell office:value-type="float" office:value="3.36583" calcext:value-type="float">
            <text:p>3.3658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3.9578" calcext:value-type="float">
            <text:p>-3.9578</text:p>
          </table:table-cell>
          <table:table-cell office:value-type="float" office:value="2.64451" calcext:value-type="float">
            <text:p>2.64451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66854" calcext:value-type="float">
            <text:p>-4.66854</text:p>
          </table:table-cell>
          <table:table-cell office:value-type="float" office:value="0.92863" calcext:value-type="float">
            <text:p>0.9286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.36583" calcext:value-type="float">
            <text:p>3.36583</text:p>
          </table:table-cell>
          <table:table-cell office:value-type="float" office:value="-3.36583" calcext:value-type="float">
            <text:p>-3.3658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3.9578" calcext:value-type="float">
            <text:p>-3.9578</text:p>
          </table:table-cell>
          <table:table-cell office:value-type="float" office:value="-2.64451" calcext:value-type="float">
            <text:p>-2.64451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39767" calcext:value-type="float">
            <text:p>-4.39767</text:p>
          </table:table-cell>
          <table:table-cell office:value-type="float" office:value="1.82157" calcext:value-type="float">
            <text:p>1.8215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.39767" calcext:value-type="float">
            <text:p>4.39767</text:p>
          </table:table-cell>
          <table:table-cell office:value-type="float" office:value="1.82157" calcext:value-type="float">
            <text:p>1.8215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4.39767" calcext:value-type="float">
            <text:p>-4.39767</text:p>
          </table:table-cell>
          <table:table-cell office:value-type="float" office:value="-1.82157" calcext:value-type="float">
            <text:p>-1.8215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.9578" calcext:value-type="float">
            <text:p>3.9578</text:p>
          </table:table-cell>
          <table:table-cell office:value-type="float" office:value="2.64451" calcext:value-type="float">
            <text:p>2.64451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92863" calcext:value-type="float">
            <text:p>0.92863</text:p>
          </table:table-cell>
          <table:table-cell office:value-type="float" office:value="4.66854" calcext:value-type="float">
            <text:p>4.66854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-3.36583" calcext:value-type="float">
            <text:p>-3.3658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5.82932E-016" calcext:value-type="float">
            <text:p>-5.82932E-16</text:p>
          </table:table-cell>
          <table:table-cell office:value-type="float" office:value="4.76" calcext:value-type="float">
            <text:p>4.76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64451" calcext:value-type="float">
            <text:p>2.64451</text:p>
          </table:table-cell>
          <table:table-cell office:value-type="float" office:value="-3.9578" calcext:value-type="float">
            <text:p>-3.9578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64451" calcext:value-type="float">
            <text:p>-2.64451</text:p>
          </table:table-cell>
          <table:table-cell office:value-type="float" office:value="3.9578" calcext:value-type="float">
            <text:p>3.9578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82157" calcext:value-type="float">
            <text:p>1.82157</text:p>
          </table:table-cell>
          <table:table-cell office:value-type="float" office:value="-4.39767" calcext:value-type="float">
            <text:p>-4.3976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315" calcext:value-type="float">
            <text:p>831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92863" calcext:value-type="float">
            <text:p>0.92863</text:p>
          </table:table-cell>
          <table:table-cell office:value-type="float" office:value="-4.66854" calcext:value-type="float">
            <text:p>-4.66854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0.92863" calcext:value-type="float">
            <text:p>-0.92863</text:p>
          </table:table-cell>
          <table:table-cell office:value-type="float" office:value="4.66854" calcext:value-type="float">
            <text:p>4.66854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82157" calcext:value-type="float">
            <text:p>1.82157</text:p>
          </table:table-cell>
          <table:table-cell office:value-type="float" office:value="4.39767" calcext:value-type="float">
            <text:p>4.3976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3.36583" calcext:value-type="float">
            <text:p>3.36583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2.64451" calcext:value-type="float">
            <text:p>-2.64451</text:p>
          </table:table-cell>
          <table:table-cell office:value-type="float" office:value="-3.9578" calcext:value-type="float">
            <text:p>-3.9578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07" calcext:value-type="float">
            <text:p>820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0.92863" calcext:value-type="float">
            <text:p>-0.92863</text:p>
          </table:table-cell>
          <table:table-cell office:value-type="float" office:value="-4.66854" calcext:value-type="float">
            <text:p>-4.66854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float" office:value="-4.76" calcext:value-type="float">
            <text:p>-4.76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82157" calcext:value-type="float">
            <text:p>-1.82157</text:p>
          </table:table-cell>
          <table:table-cell office:value-type="float" office:value="4.39767" calcext:value-type="float">
            <text:p>4.3976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64451" calcext:value-type="float">
            <text:p>2.64451</text:p>
          </table:table-cell>
          <table:table-cell office:value-type="float" office:value="3.9578" calcext:value-type="float">
            <text:p>3.9578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-1.82157" calcext:value-type="float">
            <text:p>-1.82157</text:p>
          </table:table-cell>
          <table:table-cell office:value-type="float" office:value="-4.39767" calcext:value-type="float">
            <text:p>-4.39767</text:p>
          </table:table-cell>
          <table:table-cell office:value-type="float" office:value="64.5757" calcext:value-type="float">
            <text:p>64.5757</text:p>
          </table:table-cell>
          <table:table-cell office:value-type="float" office:value="0.0941636" calcext:value-type="float">
            <text:p>0.0941636</text:p>
          </table:table-cell>
          <table:table-cell office:value-type="float" office:value="2" calcext:value-type="float">
            <text:p>2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table:number-columns-repeated="4"/>
          <table:table-cell table:formula="of:=SUM([.E2:.E129])" office:value-type="float" office:value="18.9534272" calcext:value-type="float">
            <text:p>18.95342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hould be 19.0758 if it were a perfect circle, but its not, so close enough! :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0T20:26:43.862119898</dc:date>
    <meta:editing-duration>PT1M42S</meta:editing-duration>
    <meta:editing-cycles>1</meta:editing-cycles>
    <meta:document-statistic meta:table-count="1" meta:cell-count="905" meta:object-count="0"/>
    <meta:generator>LibreOffice/6.0.7.3$Linux_X86_64 LibreOffice_project/00m0$Build-3</meta:generator>
  </office:meta>
</office:document-meta>
</file>